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2c79"/>
    </style:style>
    <style:style style:name="P2" style:family="paragraph" style:parent-style-name="Standard">
      <style:text-properties officeooo:rsid="001f2c79" officeooo:paragraph-rsid="001f2c79"/>
    </style:style>
    <style:style style:name="T1" style:family="text">
      <style:text-properties officeooo:rsid="001f2c79"/>
    </style:style>
    <style:style style:name="T2" style:family="text">
      <style:text-properties fo:font-weight="bold" officeooo:rsid="001f2c7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om :</text:span></text:p>
      <text:p text:style-name="P1"><text:span text:style-name="T2">Prénom :</text:span></text:p>
      <text:p text:style-name="P1"><text:tab/><text:tab/><text:tab/><text:tab/><text:span text:style-name="T1">Fiche réponse TP : Variance et écart-type</text:span></text:p>
      <text:p text:style-name="P1"/>
      <text:p text:style-name="P2">1) b) Pour la première série, j’ai trouvé Q1 = …. , Q3 = …. , Mediane = …. .</text:p>
      <text:p text:style-name="P2"><text:s text:c="9"/>Pour la deuxième série, j’ai trouvé Q1 = …. , Q3 = …. , Mediane = …. .</text:p>
      <text:p text:style-name="P2"/>
      <text:p text:style-name="P2"><text:s text:c="4"/>c)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2) a) Série 1 : Moyenne :</text:p>
      <text:p text:style-name="P2"><text:s text:c="8"/>Série 2 : Moyenne :</text:p>
      <text:p text:style-name="P2"/>
      <text:p text:style-name="P2"><text:s text:c="5"/>b)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c) Le symbole $ permet de</text:p>
      <text:p text:style-name="P2">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d) En E2, j’ai saisi la formule …………………………………………………………………………</text:p>
      <text:p text:style-name="P2"/>
      <text:p text:style-name="P2">e) Variance des données de 2013 :</text:p>
      <text:p text:style-name="P2"><text:s text:c="4"/>Variance des données de 2014 :</text:p>
      <text:p text:style-name="P2"/>
      <text:p text:style-name="P2">f) Ecart-type des données de 2013 :</text:p>
      <text:p text:style-name="P2"><text:s text:c="4"/>Ecart-type des données de 2014 :</text:p>
      <text:p text:style-name="P2"/>
      <text:p text:style-name="P2"/>
      <text:p text:style-name="P2">3) a)</text:p>
      <text:p text:style-name="P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b)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0:38:56.047823214</meta:creation-date>
    <dc:date>2016-12-04T10:45:25.828767724</dc:date>
    <meta:editing-duration>PT6M31S</meta:editing-duration>
    <meta:editing-cycles>1</meta:editing-cycles>
    <meta:document-statistic meta:table-count="0" meta:image-count="0" meta:object-count="0" meta:page-count="1" meta:paragraph-count="19" meta:word-count="111" meta:character-count="1231" meta:non-whitespace-character-count="1101"/>
    <meta:generator>LibreOffice/5.1.4.2$Linux_X86_64 LibreOffice_project/10m0$Build-2</meta:generator>
  </office:meta>
</office:document-meta>
</file>